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9cm"/>
    </style:style>
    <style:style style:name="co2" style:family="table-column">
      <style:table-column-properties fo:break-before="auto" style:column-width="9.546cm"/>
    </style:style>
    <style:style style:name="co3" style:family="table-column">
      <style:table-column-properties fo:break-before="auto" style:column-width="8.428cm"/>
    </style:style>
    <style:style style:name="co4" style:family="table-column">
      <style:table-column-properties fo:break-before="auto" style:column-width="13.356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2.155cm"/>
    </style:style>
    <style:style style:name="co7" style:family="table-column">
      <style:table-column-properties fo:break-before="auto" style:column-width="1.903cm"/>
    </style:style>
    <style:style style:name="co8" style:family="table-column">
      <style:table-column-properties fo:break-before="auto" style:column-width="2.379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2.325cm"/>
    </style:style>
    <style:style style:name="co11" style:family="table-column">
      <style:table-column-properties fo:break-before="auto" style:column-width="1.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Tabela_20_III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Excel_20_Built-in_20_Comma" style:data-style-name="N100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Excel_20_Built-in_20_Comma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Excel_20_Built-in_20_Comma" style:data-style-name="N100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Excel_20_Built-in_20_Comma" style:data-style-name="N100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Excel_20_Built-in_20_Comma" style:data-style-name="N100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2.22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85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10pt" style:font-size-asian="10pt" style:font-name-complex="Calibri" fo:color="#000000" style:text-position="33% 58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" style:family="text">
      <style:text-properties style:font-name="Calibri" style:font-style-complex="normal" style:font-style-asian="normal" style:font-weight-complex="normal" style:font-weight-asian="normal" style:font-size-complex="10pt" style:font-size-asian="10pt" style:font-name-complex="Calibri" fo:color="#000000" style:text-outline="false" fo:font-style="normal" style:text-line-through-type="none" style:text-underline-style="none" style:text-underline-color="font-color" fo:font-weight="normal" fo:font-size="10pt" fo:text-shadow="none" style:text-position="0% 100%"/>
    </style:style>
    <style:style style:name="T4" style:family="text">
      <style:text-properties style:font-name="Calibri" style:font-style-complex="normal" style:font-style-asian="normal" style:font-weight-complex="bold" style:font-weight-asian="bold" style:font-size-complex="10pt" style:font-size-asian="10pt" style:font-name-complex="Calibri" fo:color="#000000" style:text-position="33% 58%" style:text-outline="false" fo:font-style="normal" style:text-line-through-type="none" style:text-underline-style="none" style:text-underline-color="font-color" fo:font-weight="bold" fo:font-size="10pt" fo:text-shadow="none"/>
    </style:style>
    <style:style style:name="T5" style:family="text">
      <style:text-properties style:font-name="Calibri" style:font-style-complex="normal" style:font-style-asian="normal" style:font-size-complex="10pt" style:font-size-asian="10pt" style:font-name-complex="Calibri" fo:color="#000000" style:text-position="33% 58%" style:text-outline="false" fo:font-style="normal" style:text-line-through-type="none" style:text-underline-style="none" style:text-underline-color="font-color" fo:font-size="10pt" fo:text-shadow="none" fo:font-weight="normal" style:font-weight-asian="normal" style:font-weight-complex="normal"/>
    </style:style>
    <style:style style:name="T6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II" table:style-name="ta1" table:print-ranges="'Tabela III'.A1:'Tabela III'.A6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ATRÍ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/FUNÇÃO</text:p>
          </table:table-cell>
          <table:table-cell table:style-name="ce17" office:value-type="string" calcext:value-type="string" table:number-columns-spanned="1" table:number-rows-spanned="2">
            <text:p>LOTAÇÃO</text:p>
          </table:table-cell>
          <table:table-cell table:style-name="ce6" office:value-type="string" calcext:value-type="string" table:number-columns-spanned="3" table:number-rows-spanned="1">
            <office:annotation draw:style-name="gr1" draw:text-style-name="P2" svg:width="6.703cm" svg:height="2.421cm" svg:x="35.916cm" svg:y="0.007cm" draw:caption-point-x="3.996cm" draw:caption-point-y="0.003cm">
              <dc:date>2020-02-13T00:00:00</dc:date>
              <text:p text:style-name="P1"><text:span text:style-name="T1">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4"> </text:span><text:span text:style-name="T5">1</text:span></text:p>
          </table:table-cell>
          <table:covered-table-cell table:style-name="ce9"/>
          <table:covered-table-cell table:style-name="ce11"/>
          <table:table-cell table:style-name="ce12" office:value-type="string" calcext:value-type="string">
            <office:annotation draw:style-name="gr2" draw:text-style-name="P2" svg:width="6.449cm" svg:height="2.051cm" svg:x="38.283cm" svg:y="0cm" draw:caption-point-x="4.008cm" draw:caption-point-y="0.01cm">
              <dc:date>2020-02-13T00:00:00</dc:date>
              <text:p text:style-name="P1"><text:span text:style-name="T1">Valores pagos a título de Adicional de Insalubridade ou de Periculosidade, Adicional Noturno, Serviço Extraordinário, Substituição de Função, Cumulaçoes.</text:span></text:p>
            </office:annotation>
            <text:p>OUTRAS REMUNERAÇÕES TEMPORÁRIAS<text:span text:style-name="T6"> 2</text:span></text:p>
          </table:table-cell>
          <table:table-cell table:style-name="ce12" table:number-columns-repeated="2"/>
          <table:table-cell table:style-name="ce14" table:number-columns-repeated="1014"/>
        </table:table-row>
        <table:table-row table:style-name="ro2">
          <table:covered-table-cell table:number-columns-repeated="3" table:style-name="ce1"/>
          <table:covered-table-cell table:style-name="ce17"/>
          <table:table-cell table:style-name="ce7" office:value-type="string" calcext:value-type="string">
            <text:p>Aux Alimentação</text:p>
          </table:table-cell>
          <table:table-cell table:style-name="ce10" office:value-type="string" calcext:value-type="string">
            <text:p>Férias em pecúnia</text:p>
          </table:table-cell>
          <table:table-cell table:style-name="ce10" office:value-type="string" calcext:value-type="string">
            <text:p>LP em pecúnia</text:p>
          </table:table-cell>
          <table:table-cell table:style-name="ce10" office:value-type="string" calcext:value-type="string">
            <text:p>Gratificação Cumulativa</text:p>
          </table:table-cell>
          <table:table-cell table:style-name="ce10" office:value-type="string" calcext:value-type="string">
            <text:p>Gratificação de Natureza Especial</text:p>
          </table:table-cell>
          <table:table-cell table:style-name="ce10" office:value-type="string" calcext:value-type="string">
            <text:p>Gratificação de Grupo de Atuação Especial</text:p>
          </table:table-cell>
          <table:table-cell table:style-name="ce14" table:number-columns-repeated="1014"/>
        </table:table-row>
        <table:table-row table:style-name="ro3">
          <table:table-cell table:style-name="ce2" office:value-type="float" office:value="3725" calcext:value-type="float">
            <text:p>3725</text:p>
          </table:table-cell>
          <table:table-cell table:style-name="ce2" office:value-type="string" calcext:value-type="string">
            <text:p>ABNER CASTORINO <text:s text:c="34"/></text:p>
          </table:table-cell>
          <table:table-cell table:style-name="ce2" office:value-type="string" calcext:value-type="string">
            <text:p>PROMOTOR DE JUSTICA (ENTRANCIA FINAL)</text:p>
          </table:table-cell>
          <table:table-cell table:style-name="ce2" office:value-type="string" calcext:value-type="string">
            <text:p>PROMOTORIA DE JUSTICA DE SAO BERNARDO DO CAMPO</text:p>
          </table:table-cell>
          <table:table-cell table:style-name="ce8" office:value-type="float" office:value="960" calcext:value-type="float">
            <text:p><text:s/>960,00 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3" office:value-type="float" office:value="5604.22" calcext:value-type="float">
            <text:p><text:s/>5.604,22 </text:p>
          </table:table-cell>
          <table:table-cell table:number-columns-repeated="2" table:style-name="ce13" office:value-type="string" office:string-value="-" calcext:value-type="string">
            <text:p><text:s/>- </text:p>
          </table:table-cell>
          <table:table-cell table:number-columns-repeated="1014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 calcext:value-type="string">
            <text:p><text:span text:style-name="T2">1</text:span><text:span text:style-name="T3">Auxílio-alimentação, Auxílio-transporte, Auxílio-Moradia, Ajuda de Custo e outras dessa natureza, exceto diárias, que serão divulgadas no Portal da Transparência, discriminada de forma individualizada.</text:span>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<text:span text:style-name="T2">2</text:span><text:span text:style-name="T3">Valores pagos a título de Adicional de Insalubridade ou de Periculosidade, Adicional Noturno, Serviço Extraordinário, Substituição de Função, Cumulaçoes.</text:span></text:p>
          </table:table-cell>
          <table:table-cell table:number-columns-repeated="1023"/>
        </table:table-row>
        <table:table-row table:style-name="ro3" table:number-rows-repeated="1046696">
          <table:table-cell table:number-columns-repeated="1024"/>
        </table:table-row>
        <table:table-row table:style-name="ro4" table:number-rows-repeated="187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'Tabela III'.$A$1" table:cell-range-address="$'Tabela III'.$A$1:.$A$6" table:range-usable-as="print-range"/>
          <table:named-range table:name="_xlnm._FilterDatabase" table:base-cell-address="$'Tabela III'.$A$1" table:cell-range-address="$'Tabela III'.$J$2:.$J$3"/>
        </table:named-expressions>
      </table:table>
      <table:named-expressions/>
      <table:database-ranges>
        <table:database-range table:name="__Anonymous_Sheet_DB__0" table:target-range-address="'Tabela III'.J2:'Tabela III'.J3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3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3:17:38.2151125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II" style:display-name="PageStyle_Tabela II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pereira</meta:initial-creator>
    <meta:print-date>2017-08-31T19:23:06</meta:print-date>
    <meta:creation-date>2017-02-02T14:08:38</meta:creation-date>
    <dc:date>2021-01-28T13:18:25.420763703</dc:date>
    <meta:generator>LibreOffice/6.4.4.2$Linux_X86_64 LibreOffice_project/40$Build-2</meta:generator>
    <meta:editing-duration>PT47S</meta:editing-duration>
    <meta:editing-cycles>1</meta:editing-cycles>
    <meta:document-statistic meta:table-count="1" meta:cell-count="2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